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8pt" officeooo:rsid="00122419" officeooo:paragraph-rsid="0021e948" style:font-size-asian="18pt" style:font-size-complex="18pt"/>
    </style:style>
    <style:style style:name="P3" style:family="paragraph" style:parent-style-name="Standard">
      <style:text-properties fo:font-size="12pt" officeooo:paragraph-rsid="0021e948" style:font-size-asian="12pt"/>
    </style:style>
    <style:style style:name="P4" style:family="paragraph" style:parent-style-name="Standard">
      <style:text-properties fo:font-size="12pt" fo:font-weight="normal" officeooo:rsid="0021e948" officeooo:paragraph-rsid="0021e94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officeooo:paragraph-rsid="0021e948" style:font-size-asian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21e948"/>
    </style:style>
    <style:style style:name="T2" style:family="text">
      <style:text-properties fo:font-weight="normal" officeooo:rsid="0021e948" style:font-weight-asian="normal" style:font-size-complex="12pt" style:font-weight-complex="normal"/>
    </style:style>
    <style:style style:name="T3" style:family="text">
      <style:text-properties fo:font-weight="normal" officeooo:rsid="0021fc58" style:font-weight-asian="normal" style:font-size-complex="12pt" style:font-weight-complex="normal"/>
    </style:style>
    <style:style style:name="T4" style:family="text">
      <style:text-properties fo:font-weight="bold" officeooo:rsid="00487771" style:font-weight-asian="bold" style:font-size-complex="12pt" style:font-weight-complex="bold"/>
    </style:style>
    <style:style style:name="T5" style:family="text">
      <style:text-properties fo:font-weight="bold" officeooo:rsid="00432871" style:font-weight-asian="bold" style:font-size-complex="12pt" style:font-weight-complex="bold"/>
    </style:style>
    <style:style style:name="T6" style:family="text">
      <style:text-properties officeooo:rsid="0021fc58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fo:font-weight="normal" officeooo:rsid="0021fc58" style:font-size-asian="10pt" style:font-weight-asian="normal" style:font-size-complex="12pt" style:font-weight-complex="normal"/>
    </style:style>
    <style:style style:name="T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Week <text:span text:style-name="T1">11</text:span></text:p>
      <text:p text:style-name="P2"/>
      <text:p text:style-name="P3"><text:span text:style-name="T4">Achievements</text:span><text:span text:style-name="T5">: </text:span></text:p>
      <text:p text:style-name="P4">-<text:span text:style-name="T6">Solved issues with multicast packages messing up communication</text:span></text:p>
      <text:p text:style-name="P4">-<text:span text:style-name="T6">Implemented a linked list of unique items on every TCM in order to speed up query processing</text:span></text:p>
      <text:p text:style-name="P3"><text:span text:style-name="T2"><text:s/></text:span><text:span text:style-name="T3">and unique ID assignment</text:span></text:p>
      <text:p text:style-name="P3"><text:span text:style-name="T3">-</text:span></text:p>
      <text:p text:style-name="P3"><text:span text:style-name="T3"/></text:p>
      <text:p text:style-name="P3"><text:span text:style-name="T8">/* Debugging mode */</text:span></text:p>
      <text:p text:style-name="P6"><text:span text:style-name="T10">#define</text:span><text:span text:style-name="T11"> DEBUG_1 1</text:span></text:p>
      <text:p text:style-name="P6"><text:span text:style-name="T10">#define</text:span><text:span text:style-name="T11"> DEBUG_2 0</text:span></text:p>
      <text:p text:style-name="P6"><text:span text:style-name="T10">#define</text:span><text:span text:style-name="T11"> DEBUG_3 0</text:span></text:p>
      <text:p text:style-name="P6"><text:span text:style-name="T10">#define</text:span><text:span text:style-name="T11"> DEBUG_4 0</text:span></text:p>
      <text:p text:style-name="P6"><text:span text:style-name="T10">#define</text:span><text:span text:style-name="T11"> DEBUG_START 1000</text:span></text:p>
      <text:p text:style-name="P6"><text:span text:style-name="T10">#define</text:span><text:span text:style-name="T11"> DEBUG_END <text:s text:c="2"/>1120</text:span></text:p>
      <text:p text:style-name="P6"><text:span text:style-name="T7">/* 0 Default information about cores</text:span></text:p>
      <text:p text:style-name="P6"><text:span text:style-name="T7"><text:s/>* DEBUG_1 Enables information about messages received and sent</text:span></text:p>
      <text:p text:style-name="P6"><text:span text:style-name="T7"><text:s/>* DEBUG_2 Debug info on the id distribution algorithm</text:span></text:p>
      <text:p text:style-name="P6"><text:span text:style-name="T7"><text:s/>* DEBUG_3 Information regarding the construction of the linked list dictionary</text:span></text:p>
      <text:p text:style-name="P6"><text:span text:style-name="T7"><text:s/>* DEBUG_4 Shows timer ticks</text:span></text:p>
      <text:p text:style-name="P6"><text:span text:style-name="T7"><text:s/>*/</text:span></text:p>
      <text:p text:style-name="P1"/>
      <text:p text:style-name="P6"><text:span text:style-name="T10">#define</text:span><text:span text:style-name="T11"> RECORD_IDS 0</text:span></text:p>
      <text:p text:style-name="P6"><text:span text:style-name="T10">#define</text:span><text:span text:style-name="T11"> RECORD_LINKED_LIST_LENGTHS 1</text:span></text:p>
      <text:p text:style-name="P6"><text:span text:style-name="T7">/* 0 record unique </text:span><text:span text:style-name="T9">ids</text:span></text:p>
      <text:p text:style-name="P6"><text:span text:style-name="T7"><text:s/>* 1 record the length of the linked list</text:span></text:p>
      <text:p text:style-name="P6"><text:span text:style-name="T7"><text:s/>*/</text:span></text:p>
      <text:p text:style-name="P1"/>
      <text:p text:style-name="P6"><text:span text:style-name="T7">//amount of milliseconds the application runs</text:span></text:p>
      <text:p text:style-name="P3"><text:span text:style-name="T11">uint runtime = 1000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12-03T19:29:18.247874942</meta:creation-date>
    <dc:date>2017-12-06T21:45:44.913371013</dc:date>
    <dc:creator>Alexey Riepenhausen</dc:creator>
    <meta:editing-duration>PT5M39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1" meta:paragraph-count="26" meta:word-count="128" meta:character-count="797" meta:non-whitespace-character-count="684"/>
  </office:meta>
</office:document-meta>
</file>